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277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 fo:border="0.74pt solid #000000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40pt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  <style:text-properties style:font-name="Liberation Sans" fo:font-size="10pt" style:font-name-asian="Droid Sans Fallback" style:font-size-asian="10pt" style:font-name-complex="FreeSans" style:font-size-complex="1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40pt"/>
      <style:text-properties style:font-name="Liberation Sans" fo:font-size="8pt" style:font-name-asian="Droid Sans Fallback" style:font-size-asian="8pt" style:font-name-complex="FreeSans" style:font-size-complex="8pt"/>
    </style:style>
    <style:style style:name="ce6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50pt"/>
      <style:text-properties fo:font-size="8pt" style:font-size-asian="8pt" style:font-size-complex="8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10.01pt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ff99" style:text-align-source="fix" style:repeat-content="false" fo:border="0.74pt solid #000000"/>
      <style:paragraph-properties fo:text-align="start" fo:margin-left="29.99pt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pt"/>
    </style:style>
    <style:style style:name="ce14" style:family="table-cell" style:parent-style-name="Default">
      <style:table-cell-properties fo:border="0.74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order-bottom="none" fo:border-left="none" fo:border-right="none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table table:name="Keyboard Controols map" table:style-name="ta1"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column table:style-name="co4" table:default-cell-style-name="ce17"/>
        <table:table-row table:style-name="ro1">
          <table:table-cell table:style-name="ce1" office:value-type="string" calcext:value-type="string">
            <text:p>Key</text:p>
          </table:table-cell>
          <table:table-cell table:style-name="ce1"/>
          <table:table-cell table:style-name="ce1" office:value-type="string" calcext:value-type="string">
            <text:p>Function</text:p>
          </table:table-cell>
          <table:table-cell table:style-name="ce15" table:number-columns-repeated="1020"/>
          <table:table-cell table:style-name="ce16"/>
        </table:table-row>
        <table:table-row table:style-name="ro1">
          <table:table-cell table:style-name="ce2" office:value-type="string" calcext:value-type="string" table:number-columns-spanned="3" table:number-rows-spanned="1">
            <text:p>Startup &amp; preparations</text:p>
          </table:table-cell>
          <table:covered-table-cell table:number-columns-repeated="2" table:style-name="ce11"/>
          <table:table-cell table:style-name="ce15"/>
          <table:table-cell table:number-columns-repeated="1020"/>
        </table:table-row>
        <table:table-row table:style-name="ro1">
          <table:table-cell table:style-name="ce3" office:value-type="string" calcext:value-type="string">
            <text:p>}</text:p>
          </table:table-cell>
          <table:table-cell table:style-name="ce12" office:value-type="string" calcext:value-type="string">
            <text:p>:</text:p>
          </table:table-cell>
          <table:table-cell table:style-name="ce13" office:value-type="string" calcext:value-type="string">
            <text:p>Auto Start (Engines, lights,canopy,…)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Canopy open/close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3" table:number-rows-spanned="1">
            <text:p>Lightings controls</text:p>
          </table:table-cell>
          <table:covered-table-cell table:style-name="ce12"/>
          <table:covered-table-cell table:style-name="ce13"/>
          <table:table-cell table:style-name="ce15"/>
          <table:table-cell table:number-columns-repeated="1020"/>
        </table:table-row>
        <table:table-row table:style-name="ro1">
          <table:table-cell table:style-name="ce4" office:value-type="string" calcext:value-type="string">
            <text:p>Shift+L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Navigation lights 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trl+ L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flashing beacons lights.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3" table:number-rows-spanned="1">
            <text:p>Flight controls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Shift+P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Parachute releas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Jettison Drag Parachut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Flaps extend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:</text:p>
          </table:table-cell>
          <table:table-cell table:style-name="ce14" office:value-type="string" calcext:value-type="string">
            <text:p>Flaps retract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trl+B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Air Brake toggle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Gears UP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+G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Gears DOWN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Wheels brake (Hold&amp; release)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Avionics controls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Cycle MFD ranges.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+R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Radar On/Off.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3" table:number-rows-spanned="1">
            <text:p>Autopilot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7" office:value-type="string" calcext:value-type="string">
            <text:p>Ctrl+Space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Auto Leveler engage(requires SAU-AFCS On).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Pylons loads &amp; weapons control system </text:p>
          </table:table-cell>
          <table:covered-table-cell table:number-columns-repeated="2"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oggle smoke<text:span text:style-name="T1"> (if correspending generators carried).</text:span>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Fire missile <text:span text:style-name="T1">(if carried and ready).</text:span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 table:number-columns-spanned="3" table:number-rows-spanned="1">
            <text:p>Other functions &amp; tweaks </text:p>
          </table:table-cell>
          <table:covered-table-cell table:style-name="ce4"/>
          <table:covered-table-cell table:style-name="ce7"/>
          <table:table-cell table:number-columns-repeated="1021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:</text:p>
          </table:table-cell>
          <table:table-cell table:style-name="ce7" office:value-type="string" calcext:value-type="string">
            <text:p>Tweak (Increase) current view distance.</text:p>
          </table:table-cell>
          <table:table-cell table:number-columns-repeated="1021"/>
        </table:table-row>
        <table:table-row table:style-name="ro1" table:number-rows-repeated="8">
          <table:table-cell table:style-name="Default"/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5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0:18:56.5739532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es </meta:initial-creator>
    <meta:creation-date>2016-11-28T22:35:29.789224307</meta:creation-date>
    <dc:date>2017-11-23T20:25:32.022150464</dc:date>
    <meta:editing-duration>PT39M45S</meta:editing-duration>
    <meta:editing-cycles>12</meta:editing-cycles>
    <meta:generator>LibreOffice/5.1.6.2$Linux_X86_64 LibreOffice_project/10m0$Build-2</meta:generator>
    <meta:document-statistic meta:table-count="1" meta:cell-count="63" meta:object-count="0"/>
  </office:meta>
</office:document-meta>
</file>